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Τίτλος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font-weight="bold" style:font-weight-asian="bold" fo:language="en" fo:country="US"/>
    </style:style>
    <number:date-style style:name="N3" number:language="el" number:country="GR">
      <number:day number:calendar="gregorian"/>
      <number:text>/</number:text>
      <number:month number:calendar="gregorian"/>
      <number:text>/</number:text>
      <number:year number:style="long" number:calendar="gregorian"/>
    </number:date-style>
    <style:style style:name="P4" style:parent-style-name="Βασικό" style:family="paragraph">
      <style:paragraph-properties fo:text-align="justify"/>
    </style:style>
    <style:style style:name="P5" style:parent-style-name="Βασικό" style:family="paragraph">
      <style:paragraph-properties fo:text-align="justify"/>
    </style:style>
    <style:style style:name="T6" style:parent-style-name="Προεπιλεγμένηγραμματοσειρά" style:family="text">
      <style:text-properties fo:font-style="italic" style:font-style-asian="italic"/>
    </style:style>
    <style:style style:name="T7" style:parent-style-name="Προεπιλεγμένηγραμματοσειρά" style:family="text">
      <style:text-properties fo:font-style="italic" style:font-style-asian="italic"/>
    </style:style>
    <style:style style:name="T8" style:parent-style-name="Προεπιλεγμένηγραμματοσειρά" style:family="text">
      <style:text-properties fo:font-style="italic" style:font-style-asian="italic"/>
    </style:style>
    <style:style style:name="T9" style:parent-style-name="Προεπιλεγμένηγραμματοσειρά" style:family="text">
      <style:text-properties fo:font-style="italic" style:font-style-asian="italic"/>
    </style:style>
    <style:style style:name="T10" style:parent-style-name="Προεπιλεγμένηγραμματοσειρά" style:family="text">
      <style:text-properties fo:font-style="italic" style:font-style-asian="italic"/>
    </style:style>
    <style:style style:name="T11" style:parent-style-name="Προεπιλεγμένηγραμματοσειρά" style:family="text">
      <style:text-properties fo:font-style="italic" style:font-style-asian="italic"/>
    </style:style>
    <style:style style:name="P12" style:parent-style-name="Βασικό" style:family="paragraph">
      <style:paragraph-properties fo:text-align="justify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T19" style:parent-style-name="Προεπιλεγμένηγραμματοσειρά" style:family="text">
      <style:text-properties fo:language="en" fo:country="US"/>
    </style:style>
    <style:style style:name="P20" style:parent-style-name="Βασικό" style:family="paragraph">
      <style:paragraph-properties fo:text-align="justify"/>
    </style:style>
    <style:style style:name="T21" style:parent-style-name="Προεπιλεγμένηγραμματοσειρά" style:family="text">
      <style:text-properties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P26" style:parent-style-name="Βασικό" style:family="paragraph">
      <style:paragraph-properties fo:text-align="justify"/>
    </style:style>
    <style:style style:name="P27" style:parent-style-name="Βασικό" style:family="paragraph">
      <style:paragraph-properties fo:text-align="justify"/>
    </style:style>
    <style:style style:name="P28" style:parent-style-name="Βασικό" style:family="paragraph">
      <style:paragraph-properties fo:text-align="justify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  <style:style style:name="P32" style:parent-style-name="Βασικό" style:family="paragraph">
      <style:paragraph-properties fo:text-align="justify"/>
    </style:style>
    <style:style style:name="P33" style:parent-style-name="Βασικό" style:family="paragraph">
      <style:paragraph-properties fo:text-align="justify"/>
    </style:style>
    <style:style style:name="P34" style:parent-style-name="Βασικό" style:family="paragraph">
      <style:paragraph-properties fo:text-align="justify"/>
    </style:style>
  </office:automatic-styles>
  <office:body>
    <office:text text:use-soft-page-breaks="true">
      <text:h text:style-name="P1" text:outline-level="1">ΡΟΜΠΟΤΙΚΗ ΤΡΙΛΙΖΑ</text:h>
      <text:p text:style-name="Υπότιτλος">Ομάδα<text:s/><text:span text:style-name="T2">Robotri</text:span>—7 Γυμνάσιο Χαϊδαρίου<text:s/>—<text:s/><text:date style:data-style-name="N3">9/3/2019</text:date></text:p>
      <text:p text:style-name="P4">Στις μέρες μας τα ρομπότ είναι από τα πιο σύγχρονα εργαλεία του ανθρώπου. Μπορούν να χρησιμοποιηθούν ώστε να κάνουν εργασίες, οι οποίες είναι<text:s/>είτε<text:s/>δύσκολες ή<text:s/>επικίνδυνες για να γίνουν απευθείας από τον άνθρωπο.</text:p>
      <text:p text:style-name="P5">Στο φετινό μάθημα της πληροφορικής,<text:s/>μερικοί εθελοντές από την Γ’<text:s/>τάξη<text:s/>αποφασίσαμε<text:s/>να αξιοποιήσουμε<text:s/>το<text:s/><text:span text:style-name="T6">ρ</text:span><text:span text:style-name="T7">ομποτικό<text:s/></text:span><text:span text:style-name="T8">β</text:span><text:span text:style-name="T9">ραχίονα</text:span><text:s/>που διαθέτουμε, κάνοντάς τον να παίζει<text:s/>το γνωστό<text:s/>επιτραπέζιο παιχνίδι<text:s/><text:span text:style-name="T10">Τρίλιζα</text:span><text:span text:style-name="T11">,</text:span><text:s/>αλλά με<text:s/>χρωματιστά<text:s/>πούλια, αντί για «Χ» και «Ο». Στην διάρκεια του<text:s/>γνωστού<text:s/>παιχνιδιού,<text:s/>κάθε παίκτης<text:s/>τοποθετεί<text:s/>πούλια<text:s/>σε μια τετράγωνη επιφάνεια με<text:s/>κουτάκια ανάμεσα σε<text:s/>δυο οριζόντιες και<text:s/>δυο<text:s/>κάθετες<text:s/>γραμμές, δηλαδή τη γνωστή πίστα της τρίλιζας. Σκοπός είναι<text:s/>να σχηματιστεί μια τριάδα από<text:s/>πούλια<text:s/>οριζόντια, κάθετα ή διαγώνια.<text:s/>Μπορεί η<text:s/>εργασία<text:s/>να ακούγεται απλή, αλλά δεν είναι, καθώς<text:s/>δεν ήταν μόνο θέμα<text:s/>κατασκευής,<text:s/>αλλά και<text:s/>προγραμματισμού.</text:p>
      <text:p text:style-name="P12">Οι μαθητές,<text:s/>αφού<text:s/>είχαμε<text:s/>συναρμολογήσει το<text:s/>ρομποτικό βραχίονα,<text:s/>αρχικά<text:s/>το<text:s/>στερεώσαμε<text:s/>σε μια τετράγωνη ξύλινη βάση<text:s/>60<text:span text:style-name="T13">x</text:span>60<text:s/><text:span text:style-name="T14">cm</text:span><text:s/>από<text:s/><text:span text:style-name="T15">MDF</text:span>.<text:s/>Στην συνέχεια, πάνω σε αυτήν,<text:s/>κατασκευάσαμε<text:s/>και<text:s/>στερεώσαμε<text:s/>πλευρικά<text:s/>(δεξιά και αριστερά)<text:s/>του ρομποτικού βραχίονα<text:s/>δύο αυτοσχέδιες<text:s/><text:bookmark-start text:name="_Hlk2953620"/>τσουλήθρες<text:bookmark-end text:name="_Hlk2953620"/>.<text:s/>Αυτές τις<text:s/>στηρίξαμε<text:s/>σε τέσσερα τρίγωνα<text:s/>διαστάσεων<text:s/>16<text:span text:style-name="T16">x</text:span>13<text:s/><text:span text:style-name="T17">cm</text:span><text:s/>με κλίση 60 μοιρών,<text:s/>από μακετόχαρτο.<text:s/>Πάνω σε αυτά τα στηρίγματα, κατασκευάσαμε<text:s/>δύο ορθογώνιες<text:s/>γλίστρες 6<text:span text:style-name="T18">x</text:span>12<text:s/><text:span text:style-name="T19">cm</text:span>, βάλαμε πάνω δοκιμαστικά ένα πούλι και<text:s/>κόψαμε<text:s/>το μακετόχαρτο που<text:s/>περίσσευε<text:s/>στα πλάγια. Ύστερα, κολλήσαμε<text:s/>τα<text:s/>πλευρικά<text:s/>της τσουλήθρας<text:s/>με<text:s/>κόλλα<text:s/>σιλικόνης<text:s/>ώστε να<text:s/>γίνει<text:s/>πιο<text:s/>άκαμπτη<text:s/>και να μην φεύγουν τα<text:s/>πούλια<text:s/>από την πορεία τους.<text:s/>Μετέπειτα, φτιάξαμε<text:s/>δυο<text:s/>τέρματα<text:s/>για τις τσουλήθρες ώστε να καταλήγει το<text:s/>κάθε<text:s/>πούλι<text:s/>σε συγκεκριμένη οριζόντια θέση,<text:s/>για<text:s/>να<text:s/>μπορεί εύκολα να<text:s/>το<text:s/>αρπάζει<text:s/>ο ρομποτικός βραχίονας<text:s/>από κει.<text:s/>Στην κορυφή<text:s/>των<text:s/>τσουληθρών,<text:s/>κόψαμε<text:s/>και<text:s/>στερεώσαμε<text:s/>δυο<text:s/>τρίγωνους συλλέκτες<text:s/>και αυτούς<text:s/>από μακετόχαρτο. Αφού τελειώσαμε με τις<text:s/>τσουλήθρες<text:s/>βάλαμε<text:s/>εννιά<text:s/>διαφορετικού χρώματος πούλια στην κάθε μια.<text:s/>Τέλος,<text:s/>μπροστά από τον ρομποτικό βραχίονα, πάνω στην<text:s/>ξύλινη βάση,<text:s/>φτιάξαμε μια<text:s/>χάρτινη<text:s/>πίστα,<text:s/>στην οποία σχεδιάσαμε με μαρκαδόρο<text:s/>δυο οριζόντιες και δυο κάθετες<text:s/>γραμμές.</text:p>
      <text:p text:style-name="P20">Γενικά, ο<text:s/>προγραμματισμός του ρομποτικού βραχίονα ήταν το πιο δύσκολο κομμάτι από<text:s/>όλα<text:s/>γιατί<text:s/>απαιτούσε<text:s/>μεγάλη<text:s/>ακρίβεια.<text:s/>Ο<text:s/>προγραμματισμός<text:s/>έγινε<text:s/>σε<text:s/>υπολογιστή<text:s/><text:span text:style-name="T21">PC</text:span>,<text:s/>χρησιμοποιώντας<text:s/>το<text:s/>προγραμματιστικό<text:s/>περιβάλλον<text:s/>«<text:span text:style-name="T22">Arduino</text:span><text:s/><text:span text:style-name="T23">web</text:span><text:s/><text:span text:style-name="T24">editor</text:span>»,<text:s/>στην ιστοσελίδα της<text:s/>εταιρείας<text:s/>του<text:s/>ρομποτικού βραχίονα<text:s/>και<text:s/>σε<text:s/>γλώσσα προγραμματισμού<text:s/><text:span text:style-name="T25">C</text:span>++.</text:p>
      <text:p text:style-name="P26">Με τη βοήθεια του καθηγητή μας,<text:s/>έπρεπε να προγραμματίσουμε τις κατάλληλες κινήσεις στον ρομποτικό βραχίονα. Στόχος είναι<text:s/>να<text:s/>παίρνει ένα<text:s/>πούλι<text:s/>από ένα συγκεκριμένο σημείο<text:s/>στο<text:s/>τέρμα<text:s/>της<text:s/>τσουλήθρας<text:s/>και να το αφήνει σε<text:s/>κάποιο από τα<text:s/>κουτιά<text:s/>της<text:s/>πίστας. Η δουλειά αυτή ήταν<text:s/>δύσκολη,<text:s/>διότι απαιτούσε να βρεθούν οι ακριβείς<text:s/>θέσεις<text:s/>για την<text:s/>κάθε<text:s/>άρθρωση<text:s/>του βραχίονα.<text:s/>Για να<text:s/>τις βρούμε, μετακινούσαμε<text:s/>τις<text:s/>αρθρώσεις<text:s/>χειροκίνητα,<text:s/>καταγράφαμε<text:s/>στον κώδικα<text:s/>προγραμματισμού<text:s/>και<text:s/>ελέγχαμε<text:s/>αν οι μετρήσεις τους ήταν σωστές. Στην αρχή,<text:s/>προσπαθούσαμε<text:s/>να κρατήσουμε<text:s/>το<text:s/>κώδικα σύντομο χρησιμοποιώντας<text:s/>κοινές<text:s/>μετρήσεις για<text:s/><text:soft-page-break/>να πιάσει τα πούλια<text:s/>και για<text:s/>τις<text:s/>δυο τσουλήθρες.<text:s/>Όμως δημιουργήθηκε πρόβλημα,<text:s/>διότι<text:s/>οι<text:s/>τσουλήθρες<text:s/>δεν<text:s/>είχαν την ίδια<text:s/>απόσταση από τον ρομποτικό βραχίονα και έπρεπε να επανατοποθετηθούν και να ξαναγίνουν οι μετρήσεις. Παρουσιάστηκε και άλλο πρόβλημα στο πιάσιμο των πουλιών<text:s/>από τα τέρματα<text:s/>από μακετόχαρτο<text:s/>που<text:s/>σταματούν τα<text:s/>πούλια<text:s/>στο<text:s/>κάτω<text:s/>σημείο<text:s/>τις κάθε τσουλήθρας. Η κατασκευή<text:s/>τους<text:s/>μας<text:s/>ανάγκασε να κάνουμε<text:s/>τον βραχίονα να πιάνει τα πούλια<text:s/>μόνο<text:s/>από την πάνω τους μεριά,<text:s/>με αποτέλεσμα να τα χάνει εύκολα. Για να ξεπεράσουμε<text:s/>αυτή<text:s/>τη δυσκολία<text:s/>κάναμε<text:s/>δύο εσοχές στις βάσεις των<text:s/>τσουληθρών, έτσι ώστε ο βραχίονας να μπορεί να πιάνει<text:s/>γερά<text:s/>τα πούλια και<text:s/>καλά<text:s/>μέσα στην δαγκάνα του.<text:s/>Με<text:s/>αυτήν την κίνηση έπρεπε να<text:s/>αναπρογραμματιστεί<text:s/>και ο τρόπος που ο βραχίονας άφηνε τα πούλια, διότι δεν τα άφηνε στο ίδιο σημείο και<text:s/>δε θα τα ξανάπιανε<text:s/>ύστερα<text:s/>στο μάζεμα.</text:p>
      <text:p text:style-name="P27">Όταν ξεπεράστηκαν όλα τα<text:s/>προβλήματα,<text:s/>το<text:s/>προγραμματίσαμε<text:s/>να κάνει ένα χαιρετισμό έναρξης, να δείχνει την νικήτρια τρίλιζα και τέλος<text:s/>να<text:s/>κάνει διαφορετικές κινήσεις για όταν νικούσε<text:s/>ή έχανε<text:s/>ή<text:s/>το παιχνίδι ερχόταν σε ισοπαλία.</text:p>
      <text:p text:style-name="P28">Συμπληρωματικά,<text:s/>φτιάξαμε μία σχετικά ψηλή βάση<text:s/>για τη μελλοντική χρήση<text:s/><text:span text:style-name="T29">usb</text:span><text:s/>κάμερας,<text:s/>που να καταγράφει την πίστα,<text:s/>δηλαδή<text:s/>θα<text:s/>εντοπίζει<text:s/>τα<text:s/>πούλια<text:s/>πάνω στην τρίλιζα<text:s/>ώστε<text:s/>το ρομπότ να ξέρει που υπάρχει<text:s/>κάθε<text:s/>πούλι<text:s/>του αντίπαλου. Πήραμε<text:s/>δύο<text:s/>κομμάτια<text:s/>μακετόχαρτου<text:s/>42<text:span text:style-name="T30">x</text:span>7 και τα<text:s/>βάλαμε<text:s/>σε σχήμα<text:s/>Λ και μετά<text:s/>κολλήσαμε<text:s/>στην κορυφή<text:s/>ένα<text:s/>οριζόντιο<text:s/>μακετόχαρτο μήκους 28<text:span text:style-name="T31">x</text:span>12.<text:s/>Πάνω σε αυτό, κόβοντας τρύπες,<text:s/>στερεώσαμε<text:s/>την κάμερα<text:s/>και<text:s/>το καλώδιό<text:s/>της. Η στερέωση της κάμερας<text:s/>ήταν<text:s/>η<text:s/>κατασκευή<text:s/>που μας δυσκόλεψε περισσότερο.<text:s/>Όχι τόσο στο να<text:s/>τη<text:s/>φτιάξουμε, αλλά στο να βρούμε<text:s/>το σημείο που θα βλέπει σωστά, χωρίς να εμποδίζει τον βραχίονα.</text:p>
      <text:p text:style-name="P32">Οι μαθητές<text:s/>δημιουργήσαμε<text:s/>την Ρομποτική Τρίλιζα, μια ιδέα αρκετά πρωτότυπη για<text:s/>μας.<text:s/>Πάνω σε αυτή<text:s/>έχουμε ρίξει αρκετές ώρες δουλειάς τόσο στην κατασκευή όσο και στον προγραμματισμό<text:s/>του<text:s/>ρομποτικό βραχίονα.<text:s/>Αρκετές φορές<text:s/>κάναμε<text:s/>λάθη,<text:s/>άλλες<text:s/>οδηγηθήκαμε<text:s/>σε αδιέξοδο, αλλά τελικά τα καταφέραμε,<text:s/>πως θα δείτε στις εικόνες, τα σχέδια<text:s/>και τα βίντεο που δημιουργήσαμε.</text:p>
      <text:p text:style-name="P33"/>
      <text:p text:style-name="P34">Κείμενο:<text:s/>Νικολακόπουλος,<text:s/>Παπαδόπουλος,<text:s/>Πετρουλάκης,<text:s/>Φελέσκουρας,<text:s/>Ψαρράς,<text:s/>Χριστοπούλου,<text:s/>Κούτα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ΤίτλοςChar" style:display-name="Τίτλος Char" style:family="text" style:parent-style-name="Προεπιλεγμένηγραμματοσειρά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Υπότιτλος" style:display-name="Υπότιτλος" style:family="paragraph" style:parent-style-name="Βασικό" style:next-style-name="Βασικό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Χάρτηςεγγράφου" style:display-name="Χάρτης εγγράφ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ΧάρτηςεγγράφουChar" style:display-name="Χάρτης εγγράφ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Γεωργια Κουτα</meta:initial-creator>
    <dc:creator>Α Μ</dc:creator>
    <meta:creation-date>2019-03-08T22:13:00Z</meta:creation-date>
    <dc:date>2019-03-08T22:13:00Z</dc:date>
    <meta:print-date>2019-03-08T10:30:00Z</meta:print-date>
    <meta:template xlink:href="Normal.dotm" xlink:type="simple"/>
    <meta:editing-cycles>2</meta:editing-cycles>
    <meta:editing-duration>PT60S</meta:editing-duration>
    <meta:document-statistic meta:page-count="2" meta:paragraph-count="10" meta:word-count="812" meta:character-count="5193" meta:row-count="36" meta:non-whitespace-character-count="4391"/>
  </office:meta>
</office:document-meta>
</file>